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92cm"/>
    </style:style>
    <style:style style:name="co3" style:family="table-column">
      <style:table-column-properties fo:break-before="auto" style:column-width="2.4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1" calcext:value-type="float">
            <text:p>11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 table:number-rows-repeated="104854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Лист2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2" table:default-cell-style-name="ce3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 table:style-name="ce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Default" office:value-type="string" calcext:value-type="string">
            <text:p>Десятичное предсатление модуля числа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3:29:28.74830215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29:31.323345776</meta:creation-date>
    <dc:title>Таблица</dc:title>
    <meta:generator>LibreOffice/7.6.7.2$Linux_X86_64 LibreOffice_project/60$Build-2</meta:generator>
    <meta:editing-duration>PT1H3M51S</meta:editing-duration>
    <meta:editing-cycles>2</meta:editing-cycles>
    <dc:date>2026-04-22T14:33:19.830196358</dc:date>
    <meta:document-statistic meta:table-count="9" meta:cell-count="210" meta:object-count="0"/>
    <meta:template xlink:type="simple" xlink:actuate="onRequest" xlink:title="Таблица" xlink:href="../../../../../usr/lib/libreoffice/share/template/common/ШАБЛОН_ЭЛЕКТРОННОЙ_ТАБЛИЦЫ_2019-07-22.ots" meta:date="2026-04-22T13:29:29.047890583"/>
  </office:meta>
</office:document-meta>
</file>